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314DC9988355336C.png" manifest:media-type="image/png"/>
  <manifest:file-entry manifest:full-path="Pictures/100005810000031A0000031A90A9BB170713D465.svg" manifest:media-type="image/svg+xml"/>
  <manifest:file-entry manifest:full-path="Pictures/100000010000001E0000001EA815FF6E4E916A9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38479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1264d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f9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4" style:family="text">
      <style:text-properties officeooo:rsid="0f0ca65a"/>
    </style:style>
    <style:style style:name="T325" style:family="text">
      <style:text-properties officeooo:rsid="0f8f58bd"/>
    </style:style>
    <style:style style:name="T326" style:family="text">
      <style:text-properties officeooo:rsid="0f95a7a0"/>
    </style:style>
    <style:style style:name="T327" style:family="text">
      <style:text-properties style:text-underline-style="none"/>
    </style:style>
    <style:style style:name="T328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8">LTS staat voor Long-Term Support, </text:span><text:span text:style-name="T309">langetermijnondersteuning, </text:span><text:span text:style-name="T308">en deze </text:span><text:span text:style-name="Strong_20_Emphasis"><text:span text:style-name="T316"><text:user-field-get text:name="Distro">Ubuntu</text:user-field-get></text:span></text:span><text:span text:style-name="T310"><text:s/></text:span><text:span text:style-name="T317"><text:user-field-get text:name="Version">22.04</text:user-field-get></text:span><text:span text:style-name="T317"><text:s/></text:span><text:span text:style-name="T318">LTS</text:span><text:span text:style-name="T317"> </text:span><text:span text:style-name="Strong_20_Emphasis"><text:span text:style-name="T319"><text:user-field-get text:name="Edition">Desktop</text:user-field-get></text:span></text:span><text:span text:style-name="T308"><text:s/>(codenaam jammy) van april</text:span><text:span text:style-name="T311"> </text:span><text:span text:style-name="Strong_20_Emphasis"><text:span text:style-name="T320"><text:user-field-get style:data-style-name="N0" text:name="Releaseyear">2022</text:user-field-get></text:span></text:span><text:span text:style-name="T312"><text:s/></text:span><text:span text:style-name="T308">wordt gedurende 5 jaar ondersteund tot april 2027, en met een </text:span><text:span text:style-name="T315">gratis persoonlijk </text:span><text:span text:style-name="T308">Ubuntu </text:span><text:span text:style-name="T313">P</text:span><text:span text:style-name="T308">ro-abonnement gedurende 1</text:span><text:span text:style-name="T314">0</text:span><text:span text:style-name="T308"> jaar tot april 203</text:span><text:span text:style-name="T314">2</text:span><text:span text:style-name="T308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9"><text:span text:style-name="T21">Vul </text:span><text:span text:style-name="T20">achter</text:span><text:span text:style-name="T17"> de </text:span><text:span text:style-name="Definition"><text:span text:style-name="T324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7">zie </text:span><text:span text:style-name="T301">[</text:span><text:span text:style-name="T267">toelichting</text:span><text:span text:style-name="T301">]</text:span><text:span text:style-name="T18">:</text:span></text:p>
      <text:p text:style-name="P3"><text:span text:style-name="Definition"><text:span text:style-name="T25">GEBRUIKER</text:span></text:span><text:span text:style-name="T275"><text:tab/><text:tab/></text:span><text:span text:style-name="T300"> <text:tab/><text:tab/></text:span><text:span text:style-name="T276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, bijv. </text:span><text:span text:style-name="T271">J</text:span><text:span text:style-name="T298">a</text:span><text:span text:style-name="T271">n </text:span><text:span text:style-name="T298">Jansen</text:span><text:span text:style-name="T299">]</text:span></text:p>
      <text:p text:style-name="P90"><text:span text:style-name="Definition"><text:span text:style-name="T269">g</text:span></text:span><text:span text:style-name="Definition">ebruikersnaam</text:span><text:span text:style-name="Definition"><text:span text:style-name="T327"><text:tab/></text:span></text:span><text:span text:style-name="T268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8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9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4">[</text:span><text:span text:style-name="T285">N</text:span><text:span text:style-name="T280">aam van de compute</text:span><text:span text:style-name="T281">r, </text:span><text:span text:style-name="T282">bijv. </text:span><text:span text:style-name="T283">pc02</text:span><text:span text:style-name="T284">]</text:span></text:p>
      <text:p text:style-name="P3"><text:span text:style-name="Definition"><text:span text:style-name="T287">GEBRUIKER</text:span></text:span><text:span text:style-name="Definition"><text:span text:style-name="T292"><text:tab/></text:span></text:span><text:span text:style-name="T286"><text:tab/></text:span><text:span text:style-name="T300"> <text:tab/><text:tab/></text:span><text:span text:style-name="T276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 </text:span><text:span text:style-name="T274">evt. 2</text:span><text:span text:style-name="T302">e</text:span><text:span text:style-name="T272"> gebruiker</text:span><text:span text:style-name="T273">]</text:span></text:p>
      <text:p text:style-name="P90"><text:span text:style-name="Definition"><text:span text:style-name="T287">GEBRUIKERSN</text:span></text:span><text:span text:style-name="Definition"><text:span text:style-name="T288">aa</text:span></text:span><text:span text:style-name="Definition"><text:span text:style-name="T287">M</text:span></text:span><text:span text:style-name="Definition"><text:span text:style-name="T292"><text:tab/></text:span></text:span><text:span text:style-name="T268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8"><text:tab/> <text:s text:c="2"/></text:span><text:span text:style-name="T290">[</text:span><text:span text:style-name="T291">K</text:span><text:span text:style-name="T289">orte naam</text:span><text:span text:style-name="T293"> </text:span><text:span text:style-name="T294">e</text:span><text:span text:style-name="T295">vt. 2</text:span><text:span text:style-name="T303">e</text:span><text:span text:style-name="T295"> </text:span><text:span text:style-name="T296">gebruiker</text:span><text:span text:style-name="T297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416614120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2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28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160428307041527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304">Vanaf ee</text:span>n <text:span text:style-name="T326">L</text:span>ive <text:span text:style-name="T325">USB</text:span><text:span text:style-name="T307">-stick</text:span><text:span text:style-name="T23"> </text:span>kunt <text:span text:style-name="T304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6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5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160429601389071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160429096145769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3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p text:style-name="P97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7">Karel Zimmer</text:span></text:span></text:a><text:span text:style-name="Emphasis"><text:span text:style-name="T262">.</text:span></text:span></text:p>
      <text:p text:style-name="P97"><text:span text:style-name="Emphasis"><text:span text:style-name="T263">Licentie</text:span></text:span><text:span text:style-name="Emphasis"><text:span text:style-name="T261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4"> 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A815FF6E4E916A99.png" xlink:type="simple" xlink:show="embed" xlink:actuate="onLoad" draw:mime-type="image/png"/></draw:frame></draw:a></text:span></text:span><text:span text:style-name="Emphasis"><text:span text:style-name="T321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314DC9988355336C.png" xlink:type="simple" xlink:show="embed" xlink:actuate="onLoad" draw:mime-type="image/png"/></draw:frame></draw:a></text:span></text:span><text:span text:style-name="Emphasis"><text:span text:style-name="T3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1T16:04:27.293428396">01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4:27.172536121</dc:date>
    <meta:keyword>Installatie</meta:keyword>
    <meta:keyword>Checklist</meta:keyword>
    <meta:keyword>Linux</meta:keyword>
    <meta:editing-cycles>6851</meta:editing-cycles>
    <meta:editing-duration>P12DT4H1M16S</meta:editing-duration>
    <dc:creator>Karel Zimmer</dc:creator>
    <meta:document-statistic meta:table-count="4" meta:image-count="2" meta:object-count="0" meta:page-count="4" meta:paragraph-count="96" meta:word-count="631" meta:character-count="4404" meta:non-whitespace-character-count="3815"/>
    <meta:user-defined meta:name="Info 1"/>
    <meta:user-defined meta:name="Info 2"/>
    <meta:user-defined meta:name="Info 3"/>
    <meta:user-defined meta:name="Info 4"/>
  </office:meta>
</office:document-meta>
</file>